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1342a"/>
    </style:style>
    <style:style style:name="P3" style:family="paragraph" style:parent-style-name="Text_20_body">
      <style:text-properties fo:language="en" fo:country="US" officeooo:rsid="0021c892" officeooo:paragraph-rsid="00227a8c"/>
    </style:style>
    <style:style style:name="P4" style:family="paragraph" style:parent-style-name="Text_20_body">
      <style:text-properties fo:language="en" fo:country="US" officeooo:rsid="0021c892" officeooo:paragraph-rsid="0023138d"/>
    </style:style>
    <style:style style:name="P5" style:family="paragraph" style:parent-style-name="Text_20_body">
      <style:text-properties fo:language="en" fo:country="US" officeooo:rsid="0023138d" officeooo:paragraph-rsid="0023138d"/>
    </style:style>
    <style:style style:name="P6" style:family="paragraph" style:parent-style-name="Text_20_body">
      <style:text-properties fo:language="en" fo:country="US" officeooo:paragraph-rsid="00290cb4"/>
    </style:style>
    <style:style style:name="P7" style:family="paragraph" style:parent-style-name="Text_20_body">
      <style:text-properties fo:language="en" fo:country="US" officeooo:paragraph-rsid="0028f3df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rsid="0023138d" officeooo:paragraph-rsid="0023138d"/>
    </style:style>
    <style:style style:name="P10" style:family="paragraph" style:parent-style-name="Title">
      <style:text-properties fo:language="en" fo:country="US"/>
    </style:style>
    <style:style style:name="P11" style:family="paragraph" style:parent-style-name="Text_20_body">
      <style:text-properties fo:color="#ff0000" style:text-position="super 58%" fo:language="en" fo:country="US" officeooo:rsid="001e4499"/>
    </style:style>
    <style:style style:name="P12" style:family="paragraph" style:parent-style-name="Text_20_body">
      <style:text-properties fo:language="en" fo:country="US" officeooo:rsid="00227a8c" officeooo:paragraph-rsid="00227a8c"/>
    </style:style>
    <style:style style:name="P13" style:family="paragraph" style:parent-style-name="Text_20_body">
      <style:text-properties fo:language="en" fo:country="US" officeooo:rsid="0028f3df" officeooo:paragraph-rsid="002de14d"/>
    </style:style>
    <style:style style:name="P14" style:family="paragraph" style:parent-style-name="Text_20_body">
      <style:text-properties fo:language="en" fo:country="US" officeooo:rsid="002de14d" officeooo:paragraph-rsid="002de14d"/>
    </style:style>
    <style:style style:name="P15" style:family="paragraph" style:parent-style-name="Text_20_body">
      <style:text-properties officeooo:paragraph-rsid="002ee904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fo:language="en" fo:country="US" officeooo:rsid="001f6264" officeooo:paragraph-rsid="001f6264"/>
    </style:style>
    <style:style style:name="P18" style:family="paragraph" style:parent-style-name="Heading_20_1">
      <style:paragraph-properties fo:break-before="page"/>
      <style:text-properties fo:language="en" fo:country="US" officeooo:rsid="0023138d" officeooo:paragraph-rsid="0023138d"/>
    </style:style>
    <style:style style:name="P19" style:family="paragraph" style:parent-style-name="Heading_20_1">
      <style:paragraph-properties fo:break-before="page"/>
      <style:text-properties officeooo:rsid="002ee904" officeooo:paragraph-rsid="002ee904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text-properties fo:language="en" fo:country="US" officeooo:paragraph-rsid="0028f3df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fo:language="en" fo:country="US"/>
    </style:style>
    <style:style style:name="P24" style:family="paragraph" style:parent-style-name="Heading_20_3">
      <style:text-properties fo:language="en" fo:country="US" officeooo:paragraph-rsid="0023138d"/>
    </style:style>
    <style:style style:name="P25" style:family="paragraph" style:parent-style-name="Heading_20_3">
      <style:text-properties fo:language="en" fo:country="US" officeooo:paragraph-rsid="0028f3df"/>
    </style:style>
    <style:style style:name="P26" style:family="paragraph" style:parent-style-name="Standard" style:list-style-name="L1">
      <style:text-properties fo:language="en" fo:country="US"/>
    </style:style>
    <style:style style:name="P27" style:family="paragraph" style:parent-style-name="Standard" style:list-style-name="L2">
      <style:text-properties fo:language="en" fo:country="US"/>
    </style:style>
    <style:style style:name="P28" style:family="paragraph" style:parent-style-name="Standard" style:list-style-name="L3">
      <style:text-properties fo:language="en" fo:country="US"/>
    </style:style>
    <style:style style:name="P29" style:family="paragraph" style:parent-style-name="Standard" style:list-style-name="L4">
      <style:text-properties fo:language="en" fo:country="US"/>
    </style:style>
    <style:style style:name="P30" style:family="paragraph" style:parent-style-name="Standard" style:list-style-name="L5">
      <style:text-properties fo:language="en" fo:country="US"/>
    </style:style>
    <style:style style:name="P31" style:family="paragraph" style:parent-style-name="Standard" style:list-style-name="L5">
      <style:text-properties fo:language="en" fo:country="US" officeooo:paragraph-rsid="002de14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d004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1342a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e1c8d"/>
    </style:style>
    <style:style style:name="T7" style:family="text">
      <style:text-properties fo:color="#ff0000" style:text-position="super 58%" officeooo:rsid="001e4499"/>
    </style:style>
    <style:style style:name="T8" style:family="text">
      <style:text-properties officeooo:rsid="0021342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27a8c"/>
    </style:style>
    <style:style style:name="T11" style:family="text">
      <style:text-properties officeooo:rsid="0023138d"/>
    </style:style>
    <style:style style:name="T12" style:family="text">
      <style:text-properties officeooo:rsid="0025ebc1"/>
    </style:style>
    <style:style style:name="T13" style:family="text">
      <style:text-properties officeooo:rsid="002648b3"/>
    </style:style>
    <style:style style:name="T14" style:family="text">
      <style:text-properties officeooo:rsid="00288bf6"/>
    </style:style>
    <style:style style:name="T15" style:family="text">
      <style:text-properties officeooo:rsid="0028f3d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90cb4"/>
    </style:style>
    <style:style style:name="T18" style:family="text">
      <style:text-properties officeooo:rsid="002a7e67"/>
    </style:style>
    <style:style style:name="T19" style:family="text">
      <style:text-properties officeooo:rsid="002de14d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2de14d"/>
    </style:style>
    <style:style style:name="T22" style:family="text">
      <style:text-properties officeooo:rsid="002ee904"/>
    </style:style>
    <style:style style:name="T23" style:family="text">
      <style:text-properties officeooo:rsid="002fa9f3"/>
    </style:style>
    <style:style style:name="T24" style:family="text">
      <style:text-properties officeooo:rsid="00305e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RefHeading___Toc163_385553437"/>MusicZapper<text:span text:style-name="T7">beta</text:span><text:bookmark-end text:name="__RefHeading___Toc163_385553437"/></text:p>
      <text:p text:style-name="P11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32"><text:a xlink:type="simple" xlink:href="#__RefHeading___Toc192_548513922" text:style-name="Index_20_Link" text:visited-style-name="Index_20_Link">1. Quick Tutorial<text:tab/>2</text:a></text:p>
          <text:p text:style-name="P22"><text:a xlink:type="simple" xlink:href="#__RefHeading___Toc165_385553437" text:style-name="Index_20_Link" text:visited-style-name="Index_20_Link">1.1. Define the options<text:tab/>2</text:a></text:p>
          <text:p text:style-name="P22"><text:a xlink:type="simple" xlink:href="#__RefHeading___Toc167_385553437" text:style-name="Index_20_Link" text:visited-style-name="Index_20_Link">1.2. Open the media files<text:tab/>2</text:a></text:p>
          <text:p text:style-name="P22"><text:a xlink:type="simple" xlink:href="#__RefHeading___Toc169_385553437" text:style-name="Index_20_Link" text:visited-style-name="Index_20_Link">1.3. Play!<text:tab/>2</text:a></text:p>
          <text:p text:style-name="P22"><text:a xlink:type="simple" xlink:href="#__RefHeading___Toc171_385553437" text:style-name="Index_20_Link" text:visited-style-name="Index_20_Link">1.4. Save the current playlist<text:tab/>2</text:a></text:p>
          <text:p text:style-name="P32"><text:a xlink:type="simple" xlink:href="#__RefHeading___Toc308_548513922" text:style-name="Index_20_Link" text:visited-style-name="Index_20_Link">2. Features<text:tab/>3</text:a></text:p>
          <text:p text:style-name="P22"><text:a xlink:type="simple" xlink:href="#__RefHeading___Toc310_548513922" text:style-name="Index_20_Link" text:visited-style-name="Index_20_Link">2.1. Menu File<text:tab/>3</text:a></text:p>
          <text:p text:style-name="P33"><text:a xlink:type="simple" xlink:href="#__RefHeading___Toc312_548513922" text:style-name="Index_20_Link" text:visited-style-name="Index_20_Link">2.1.1. New/Open/Save<text:tab/>3</text:a></text:p>
          <text:p text:style-name="P33"><text:a xlink:type="simple" xlink:href="#__RefHeading___Toc314_548513922" text:style-name="Index_20_Link" text:visited-style-name="Index_20_Link">2.1.2. Add Media<text:tab/>3</text:a></text:p>
          <text:p text:style-name="P33"><text:a xlink:type="simple" xlink:href="#__RefHeading___Toc316_548513922" text:style-name="Index_20_Link" text:visited-style-name="Index_20_Link">2.1.3. Recent Files<text:tab/>3</text:a></text:p>
          <text:p text:style-name="P33"><text:a xlink:type="simple" xlink:href="#__RefHeading___Toc318_548513922" text:style-name="Index_20_Link" text:visited-style-name="Index_20_Link">2.1.4. Exit<text:tab/>3</text:a></text:p>
          <text:p text:style-name="P22"><text:a xlink:type="simple" xlink:href="#__RefHeading___Toc320_548513922" text:style-name="Index_20_Link" text:visited-style-name="Index_20_Link">2.2. Menu View<text:tab/>3</text:a></text:p>
          <text:p text:style-name="P33"><text:a xlink:type="simple" xlink:href="#__RefHeading___Toc322_548513922" text:style-name="Index_20_Link" text:visited-style-name="Index_20_Link">2.2.1. Show Playlist<text:tab/>3</text:a></text:p>
          <text:p text:style-name="P33"><text:a xlink:type="simple" xlink:href="#__RefHeading___Toc324_548513922" text:style-name="Index_20_Link" text:visited-style-name="Index_20_Link">2.2.2. Preferences<text:tab/>4</text:a></text:p>
          <text:p text:style-name="P22"><text:a xlink:type="simple" xlink:href="#__RefHeading___Toc326_548513922" text:style-name="Index_20_Link" text:visited-style-name="Index_20_Link">2.3. Menu Playlist<text:tab/>4</text:a></text:p>
          <text:p text:style-name="P33"><text:a xlink:type="simple" xlink:href="#__RefHeading___Toc328_548513922" text:style-name="Index_20_Link" text:visited-style-name="Index_20_Link">2.3.1. Open/Remove<text:tab/>4</text:a></text:p>
          <text:p text:style-name="P33"><text:a xlink:type="simple" xlink:href="#__RefHeading___Toc330_548513922" text:style-name="Index_20_Link" text:visited-style-name="Index_20_Link">2.3.2. Clear<text:tab/>4</text:a></text:p>
          <text:p text:style-name="P33"><text:a xlink:type="simple" xlink:href="#__RefHeading___Toc343_548513922" text:style-name="Index_20_Link" text:visited-style-name="Index_20_Link">2.3.3. Copy Path to Clipboard<text:tab/>4</text:a></text:p>
          <text:p text:style-name="P33"><text:a xlink:type="simple" xlink:href="#__RefHeading___Toc334_548513922" text:style-name="Index_20_Link" text:visited-style-name="Index_20_Link">2.3.4. Open the path<text:tab/>4</text:a></text:p>
          <text:p text:style-name="P33"><text:a xlink:type="simple" xlink:href="#__RefHeading___Toc336_548513922" text:style-name="Index_20_Link" text:visited-style-name="Index_20_Link">2.3.5. Reorganize by Name/Path / Random<text:tab/>4</text:a></text:p>
          <text:p text:style-name="P22"><text:a xlink:type="simple" xlink:href="#__RefHeading___Toc338_548513922" text:style-name="Index_20_Link" text:visited-style-name="Index_20_Link">2.4. Playlist<text:tab/>4</text:a></text:p>
          <text:p text:style-name="P33"><text:a xlink:type="simple" xlink:href="#__RefHeading___Toc345_548513922" text:style-name="Index_20_Link" text:visited-style-name="Index_20_Link">2.4.1. Playlist Tags<text:tab/>4</text:a></text:p>
          <text:p text:style-name="P22"><text:a xlink:type="simple" xlink:href="#__RefHeading___Toc347_548513922" text:style-name="Index_20_Link" text:visited-style-name="Index_20_Link">2.5. Other sanity checks<text:tab/>5</text:a></text:p>
          <text:p text:style-name="P33"><text:a xlink:type="simple" xlink:href="#__RefHeading___Toc349_548513922" text:style-name="Index_20_Link" text:visited-style-name="Index_20_Link">2.5.1. Waveform / Spectrum views<text:tab/>5</text:a></text:p>
          <text:p text:style-name="P32"><text:a xlink:type="simple" xlink:href="#__RefHeading___Toc802_978969770" text:style-name="Index_20_Link" text:visited-style-name="Index_20_Link">3. Index<text:tab/>6</text:a></text:p>
          <text:p text:style-name="P32"><text:a xlink:type="simple" xlink:href="#__RefHeading___Toc804_978969770" text:style-name="Index_20_Link" text:visited-style-name="Index_20_Link">4. Licence<text:tab/>7</text:a></text:p>
        </text:index-body>
      </text:table-of-content>
      <text:p text:style-name="P1"/>
      <text:p text:style-name="P3">This document <text:span text:style-name="T10">is a presentation of the software. </text:span></text:p>
      <text:p text:style-name="P12">It gives a detailed description of the features of the software, and how to use it.</text:p>
      <text:p text:style-name="P12">That is, it’s a reference of User requirements for the development.</text:p>
      <text:p text:style-name="P3"/>
      <text:p text:style-name="Text_20_body"/>
      <text:h text:style-name="P17" text:outline-level="1"><text:bookmark-start text:name="__RefHeading___Toc192_548513922"/>Quick Tutorial<text:bookmark-end text:name="__RefHeading___Toc192_548513922"/></text:h>
      <text:h text:style-name="P20" text:outline-level="2" text:restart-numbering="true" text:start-value="-1"><text:bookmark-start text:name="__RefHeading___Toc165_385553437"/>Define the <text:span text:style-name="T1">options</text:span><text:bookmark-end text:name="__RefHeading___Toc165_385553437"/></text:h>
      <text:p text:style-name="P1"><text:span text:style-name="T1">Define the </text:span>target path <text:span text:style-name="T1">with </text:span><text:span text:style-name="T2">Edit</text:span> &gt; <text:span text:style-name="T2">Preferences</text:span> (F10). </text:p>
      <text:p text:style-name="P1">Then, define the action corresponding to each button:</text:p>
      <text:list xml:id="list3039952080" text:style-name="L1">
        <text:list-item>
          <text:p text:style-name="P26">Keep </text:p>
        </text:list-item>
      </text:list>
      <text:list xml:id="list2790897743" text:style-name="L2">
        <text:list-item>
          <text:p text:style-name="P27">Zap</text:p>
        </text:list-item>
        <text:list-item>
          <text:p text:style-name="P27">Move </text:p>
        </text:list-item>
      </text:list>
      <text:p text:style-name="P8"/>
      <text:p text:style-name="P1"><text:span text:style-name="T6">Click </text:span><text:span text:style-name="T2">Apply</text:span>.</text:p>
      <text:h text:style-name="P20" text:outline-level="2"><text:bookmark-start text:name="__RefHeading___Toc167_385553437"/>Open the media files<text:bookmark-end text:name="__RefHeading___Toc167_385553437"/></text:h>
      <text:p text:style-name="P2">Drag-n-drop the media <text:span text:style-name="T6">files</text:span> in<text:span text:style-name="T6">to</text:span> the playlist. </text:p>
      <text:p text:style-name="P2"><text:span text:style-name="T8">You can also use </text:span><text:span text:style-name="T3">File</text:span><text:span text:style-name="T8"> &gt; </text:span><text:span text:style-name="T3">Add Medias</text:span><text:span text:style-name="T8">. </text:span></text:p>
      <text:h text:style-name="P20" text:outline-level="2"><text:bookmark-start text:name="__RefHeading___Toc169_385553437"/>P<text:span text:style-name="T6">l</text:span>ay!<text:bookmark-end text:name="__RefHeading___Toc169_385553437"/></text:h>
      <text:p text:style-name="P1">Play the first media.</text:p>
      <text:p text:style-name="P1">Click Keep or Zap or Move. </text:p>
      <text:h text:style-name="P20" text:outline-level="2"><text:bookmark-start text:name="__RefHeading___Toc171_385553437"/>Save the current playlist<text:bookmark-end text:name="__RefHeading___Toc171_385553437"/></text:h>
      <text:p text:style-name="Text_20_body"><text:span text:style-name="T6">The current </text:span>playlist can be auto-saved, in the default Music directory. </text:p>
      <text:p text:style-name="Text_20_body">You can also save/open it manually.</text:p>
      <text:p text:style-name="Text_20_body"/>
      <text:h text:style-name="P18" text:outline-level="1"><text:bookmark-start text:name="__RefHeading___Toc308_548513922"/>Features<text:bookmark-end text:name="__RefHeading___Toc308_548513922"/></text:h>
      <text:h text:style-name="P20" text:outline-level="2"><text:bookmark-start text:name="__RefHeading___Toc310_548513922"/><text:span text:style-name="T11">Menu </text:span>File<text:bookmark-end text:name="__RefHeading___Toc310_548513922"/></text:h>
      <text:h text:style-name="P23" text:outline-level="3"><text:bookmark-start text:name="__RefHeading___Toc312_548513922"/>New/Open/Save<text:bookmark-end text:name="__RefHeading___Toc312_548513922"/></text:h>
      <text:p text:style-name="Text_20_body">Create a new, open and save the current playlist into a MZF file (MusicZapper Playlist).</text:p>
      <text:p text:style-name="P1">A MusicZapper Playlist is a file in JSON format that stores:</text:p>
      <text:list xml:id="list2540246469" text:style-name="L3">
        <text:list-item>
          <text:p text:style-name="P28">the media path</text:p>
        </text:list-item>
        <text:list-item>
          <text:p text:style-name="P28">the media status (kept, zapped, moved or unknown) </text:p>
        </text:list-item>
      </text:list>
      <text:p text:style-name="P1"/>
      <text:p text:style-name="P1">If the preference enables <text:span text:style-name="T5">autosave</text:span>, the commands are useless, because the default MZF is opened when when the software is launched and saved when the software is closed.</text:p>
      <text:h text:style-name="P23" text:outline-level="3"><text:bookmark-start text:name="__RefHeading___Toc314_548513922"/>Add Media<text:bookmark-end text:name="__RefHeading___Toc314_548513922"/></text:h>
      <text:p text:style-name="P9"/>
      <text:p text:style-name="P9">Add one or several medias to the current playlist.</text:p>
      <text:p text:style-name="P9"/>
      <text:p text:style-name="P4">This command imports the selected media files into the playlist. </text:p>
      <text:p text:style-name="P4">If the media file is already in the playlist, the command adds a second instance of the item. All the instances of a given media file shows the same information.</text:p>
      <text:h text:style-name="P24" text:outline-level="3"><text:bookmark-start text:name="__RefHeading___Toc316_548513922"/>Recent Files<text:bookmark-end text:name="__RefHeading___Toc316_548513922"/></text:h>
      <text:p text:style-name="P5">??</text:p>
      <text:h text:style-name="P23" text:outline-level="3"><text:bookmark-start text:name="__RefHeading___Toc318_548513922"/>Exit<text:bookmark-end text:name="__RefHeading___Toc318_548513922"/></text:h>
      <text:p text:style-name="P5">Quit the application. If <text:span text:style-name="T4">autosave</text:span> is enabled, it save the playlist.</text:p>
      <text:h text:style-name="P20" text:outline-level="2"><text:bookmark-start text:name="__RefHeading___Toc320_548513922"/><text:span text:style-name="T11">Menu </text:span>View<text:bookmark-end text:name="__RefHeading___Toc320_548513922"/></text:h>
      <text:h text:style-name="P23" text:outline-level="3"><text:bookmark-start text:name="__RefHeading___Toc322_548513922"/>Show Playlist<text:bookmark-end text:name="__RefHeading___Toc322_548513922"/></text:h>
      <text:p text:style-name="P5">Hide/Show the playlist.</text:p>
      <text:p text:style-name="P5">If the playlist is hidden, the <text:span text:style-name="T18">behavior</text:span> of the application <text:span text:style-name="T12">doesn’t </text:span>change. <text:span text:style-name="T12">Adding a media appends the media to the playlist.</text:span></text:p>
      <text:h text:style-name="P23" text:outline-level="3"><text:bookmark-start text:name="__RefHeading___Toc324_548513922"/><text:soft-page-break/>Preferences<text:bookmark-end text:name="__RefHeading___Toc324_548513922"/></text:h>
      <text:p text:style-name="P1">The changes are applied only when OK is clicked.</text:p>
      <text:p text:style-name="P1"><text:span text:style-name="T22">Tip: </text:span><text:span text:style-name="T2">Restore Defaults</text:span> <text:span text:style-name="T22">resets the settings.</text:span></text:p>
      <text:h text:style-name="P20" text:outline-level="2"><text:bookmark-start text:name="__RefHeading___Toc326_548513922"/>Menu Playlist<text:bookmark-end text:name="__RefHeading___Toc326_548513922"/></text:h>
      <text:p text:style-name="P1">If the playlist contains media files that are not available/found, the playlist shows them in red.</text:p>
      <text:h text:style-name="P23" text:outline-level="3"><text:bookmark-start text:name="__RefHeading___Toc328_548513922"/>Open/Remove<text:bookmark-end text:name="__RefHeading___Toc328_548513922"/></text:h>
      <text:p text:style-name="P1">Add/remove media files.</text:p>
      <text:h text:style-name="P23" text:outline-level="3"><text:bookmark-start text:name="__RefHeading___Toc330_548513922"/><text:span text:style-name="T13">C</text:span>lear<text:bookmark-end text:name="__RefHeading___Toc330_548513922"/></text:h>
      <text:p text:style-name="P6">Removes all the items from the playlist.</text:p>
      <text:h text:style-name="P23" text:outline-level="3"><text:bookmark-start text:name="__RefHeading___Toc343_548513922"/>Copy Path to Clipboard<text:bookmark-end text:name="__RefHeading___Toc343_548513922"/></text:h>
      <text:p text:style-name="P1">Copy the path of the current media to the system’s Clipboard.</text:p>
      <text:h text:style-name="P23" text:outline-level="3"><text:bookmark-start text:name="__RefHeading___Toc334_548513922"/>Open the path<text:bookmark-end text:name="__RefHeading___Toc334_548513922"/></text:h>
      <text:p text:style-name="P1">Open the path of the current media in the system’s explorer.</text:p>
      <text:h text:style-name="P23" text:outline-level="3"><text:bookmark-start text:name="__RefHeading___Toc336_548513922"/><text:span text:style-name="T18">Reorganize</text:span> by Name/Path / Random<text:bookmark-end text:name="__RefHeading___Toc336_548513922"/></text:h>
      <text:p text:style-name="P1">Change the order of the items by:</text:p>
      <text:list xml:id="list1173341771" text:style-name="L4">
        <text:list-item>
          <text:p text:style-name="P29">name</text:p>
        </text:list-item>
        <text:list-item>
          <text:p text:style-name="P29">path</text:p>
        </text:list-item>
        <text:list-item>
          <text:p text:style-name="P29">or randomly</text:p>
        </text:list-item>
      </text:list>
      <text:p text:style-name="P8"/>
      <text:p text:style-name="P1">The new order is saved in the MZF.</text:p>
      <text:h text:style-name="P21" text:outline-level="2"><text:bookmark-start text:name="__RefHeading___Toc338_548513922"/>Playlist <text:bookmark-end text:name="__RefHeading___Toc338_548513922"/></text:h>
      <text:h text:style-name="P25" text:outline-level="3"><text:bookmark-start text:name="__RefHeading___Toc345_548513922"/>Playlist Tags<text:bookmark-end text:name="__RefHeading___Toc345_548513922"/></text:h>
      <text:p text:style-name="P1">The tags (keep, zap, move and undef<text:span text:style-name="T14">ined</text:span>) are used to filter the playlist. <text:span text:style-name="T17">It shows/hides the selected </text:span>tag<text:span text:style-name="T17">s</text:span>.</text:p>
      <text:p text:style-name="P1"><text:span text:style-name="T17">Whatever shown/hidden, the player continues to play the current media. When</text:span> the player is playing a media that is hidden, the next media that will be played is the next item in the list that is visible.</text:p>
      <text:h text:style-name="Heading_20_2" text:outline-level="2"><text:bookmark-start text:name="__RefHeading___Toc347_548513922"/><text:soft-page-break/><text:span text:style-name="T20">Other </text:span><text:span text:style-name="T21">sanity checks</text:span><text:bookmark-end text:name="__RefHeading___Toc347_548513922"/></text:h>
      <text:h text:style-name="P23" text:outline-level="3"><text:bookmark-start text:name="__RefHeading___Toc349_548513922"/>Waveform / <text:span text:style-name="T15">Spectrum </text:span>view<text:span text:style-name="T15">s</text:span><text:bookmark-end text:name="__RefHeading___Toc349_548513922"/></text:h>
      <text:p text:style-name="P7"><text:span text:style-name="T15">T</text:span>he application shows the <text:span text:style-name="T9">waveform</text:span> of the current media, <text:span text:style-name="T19">that permits to show if the media contains blanks.</text:span></text:p>
      <text:p text:style-name="P13">The application shows the<text:span text:style-name="T16"> </text:span><text:span text:style-name="T9">frequency spectrum,</text:span> that permits to <text:span text:style-name="T19">know</text:span> the <text:span text:style-name="T19">real </text:span>quality of the media file (compression rate, frequencies, -etc.-). Indeed,<text:span text:style-name="T19"> </text:span>media file compressed with loss<text:span text:style-name="T19">y algorithms</text:span> (<text:span text:style-name="T19">aac/ogg/mp3</text:span>) remove <text:span text:style-name="T19">generally</text:span> the highest frequencies to reduce the file’s size. <text:span text:style-name="T19">A quick spectrum analysis gives interesting info about the media file:</text:span></text:p>
      <text:list xml:id="list3182888036" text:style-name="L5">
        <text:list-item>
          <text:p text:style-name="P30">Spectrum to 21 kHz: <text:span text:style-name="T24">usually </text:span>original CD quality.</text:p>
        </text:list-item>
        <text:list-item>
          <text:p text:style-name="P31"><text:span text:style-name="T19">Spectrum stops before 21 kHz: usual MP3 rip, poor quality but acceptable.</text:span></text:p>
        </text:list-item>
        <text:list-item>
          <text:p text:style-name="P31">Spectrum stops <text:span text:style-name="T19">before</text:span> 15 kHz: <text:span text:style-name="T19">shit. </text:span></text:p>
        </text:list-item>
      </text:list>
      <text:p text:style-name="P14"/>
      <text:p text:style-name="Text_20_body"/>
      <text:h text:style-name="P19" text:outline-level="1"><text:bookmark-start text:name="__RefHeading___Toc802_978969770"/>Index<text:bookmark-end text:name="__RefHeading___Toc802_978969770"/></text:h>
      <text:p text:style-name="P15"><text:span text:style-name="T22">MZF<text:tab/><text:tab/>MusicZapper Playlist</text:span></text:p>
      <text:p text:style-name="P15"/>
      <text:p text:style-name="Text_20_body"/>
      <text:h text:style-name="P16" text:outline-level="1"><text:bookmark-start text:name="__RefHeading___Toc804_978969770"/>Licen<text:span text:style-name="T23">s</text:span>e<text:bookmark-end text:name="__RefHeading___Toc804_978969770"/></text:h>
      <text:p text:style-name="Preformatted_20_Text">MIT License</text:p>
      <text:p text:style-name="Preformatted_20_Text"/>
      <text:p text:style-name="Preformatted_20_Text">Copyright (c) 2012-2017 Sebastien Vavassori</text:p>
      <text:p text:style-name="Preformatted_20_Text"/>
      <text:p text:style-name="Preformatted_20_Text">Permission is hereby granted, free of charge, to any person obtaining a copy</text:p>
      <text:p text:style-name="Preformatted_20_Text">of this software and associated documentation files (the "Software"), to deal</text:p>
      <text:p text:style-name="Preformatted_20_Text">in the Software without restriction, including without limitation the rights</text:p>
      <text:p text:style-name="Preformatted_20_Text">to use, copy, modify, merge, publish, distribute, sublicense, and/or sell</text:p>
      <text:p text:style-name="Preformatted_20_Text">copies of the Software, and to permit persons to whom the Software is</text:p>
      <text:p text:style-name="Preformatted_20_Text">furnished to do so, subject to the following conditions:</text:p>
      <text:p text:style-name="Preformatted_20_Text"/>
      <text:p text:style-name="Preformatted_20_Text">The above copyright notice and this permission notice shall be included in all</text:p>
      <text:p text:style-name="Preformatted_20_Text">copies or substantial portions of the Software.</text:p>
      <text:p text:style-name="Preformatted_20_Text"/>
      <text:p text:style-name="Preformatted_20_Text">THE SOFTWARE IS PROVIDED "AS IS", WITHOUT WARRANTY OF ANY KIND, EXPRESS OR</text:p>
      <text:p text:style-name="Preformatted_20_Text">IMPLIED, INCLUDING BUT NOT LIMITED TO THE WARRANTIES OF MERCHANTABILITY,</text:p>
      <text:p text:style-name="Preformatted_20_Text">FITNESS FOR A PARTICULAR PURPOSE AND NONINFRINGEMENT. IN NO EVENT SHALL THE</text:p>
      <text:p text:style-name="Preformatted_20_Text">AUTHORS OR COPYRIGHT HOLDERS BE LIABLE FOR ANY CLAIM, DAMAGES OR OTHER</text:p>
      <text:p text:style-name="Preformatted_20_Text">LIABILITY, WHETHER IN AN ACTION OF CONTRACT, TORT OR OTHERWISE, ARISING FROM,</text:p>
      <text:p text:style-name="Preformatted_20_Text">OUT OF OR IN CONNECTION WITH THE SOFTWARE OR THE USE OR OTHER DEALINGS IN THE</text:p>
      <text:p text:style-name="Preformatted_20_Text">SOFTWARE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21cm" loext:contextual-spacing="false" fo:text-align="start" style:justify-single-word="false" style:writing-mode="page"/>
      <style:text-properties fo:font-size="130%" fo:font-weight="bold" officeooo:rsid="001f6264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21cm" loext:contextual-spacing="false" style:shadow="none" style:writing-mode="page"/>
      <style:text-properties fo:font-size="101%" fo:font-weight="bold" officeooo:rsid="0025ebc1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3M15S</meta:editing-duration>
    <meta:editing-cycles>9</meta:editing-cycles>
    <meta:generator>LibreOffice/5.3.4.2$Windows_x86 LibreOffice_project/f82d347ccc0be322489bf7da61d7e4ad13fe2ff3</meta:generator>
    <meta:creation-date>2017-05-11T18:33:52.492000000</meta:creation-date>
    <dc:date>2017-07-15T16:55:35.981000000</dc:date>
    <dc:subject>Help for MusicZapper</dc:subject>
    <dc:title>Help for MusicZapper</dc:title>
    <meta:document-statistic meta:table-count="0" meta:image-count="0" meta:object-count="0" meta:page-count="7" meta:paragraph-count="118" meta:word-count="855" meta:character-count="4947" meta:non-whitespace-character-count="4234"/>
  </office:meta>
</office:document-meta>
</file>